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3" table:number-rows-spanned="1">
            <text:p>300 Ids, 0.9 rate, 10-100 threshold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300 Ids, 0.5 rate, 0-100 threshold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300 Ids, 0.35 rate, 0-100 threshold</text:p>
          </table:table-cell>
          <table:covered-table-cell table:number-columns-repeated="2"/>
          <table:table-cell table:style-name="Default"/>
          <table:table-cell table:style-name="ce1" office:value-type="string" calcext:value-type="string" table:number-columns-spanned="3" table:number-rows-spanned="1">
            <text:p>600 Ids, 0.2 rate, 0-100 threshold</text:p>
          </table:table-cell>
          <table:covered-table-cell table:number-columns-repeated="2"/>
          <table:table-cell table:style-name="Default"/>
          <table:table-cell table:style-name="ce1" office:value-type="string" calcext:value-type="string" table:number-columns-spanned="3" table:number-rows-spanned="1">
            <text:p>600 Ids, 0.5 rate, 0-100 threshold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DR 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0.8 attacks FPR</text:p>
          </table:table-cell>
          <table:covered-table-cell/>
          <table:table-cell table:style-name="ce1" office:value-type="string" calcext:value-type="string" table:number-columns-spanned="2" table:number-rows-spanned="1">
            <text:p>0.5 attacks 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0.8 attacks FPR</text:p>
          </table:table-cell>
          <table:covered-table-cell/>
          <table:table-cell table:style-name="Default"/>
          <table:table-cell/>
          <table:table-cell table:style-name="ce1" office:value-type="string" calcext:value-type="string" table:number-columns-spanned="2" table:number-rows-spanned="1">
            <text:p>0.8 attacks FPR</text:p>
          </table:table-cell>
          <table:covered-table-cell/>
          <table:table-cell table:style-name="Default"/>
          <table:table-cell/>
          <table:table-cell table:style-name="ce1" office:value-type="string" calcext:value-type="string" table:number-columns-spanned="2" table:number-rows-spanned="1">
            <text:p>0.8 attacks FPR</text:p>
          </table:table-cell>
          <table:covered-table-cell/>
          <table:table-cell table:style-name="ce1" office:value-type="string" calcext:value-type="string" table:number-columns-spanned="2" table:number-rows-spanned="1">
            <text:p>0.5 attacks </text:p>
          </table:table-cell>
          <table:covered-table-cell/>
          <table:table-cell table:number-columns-repeated="1000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0.8 attack</text:p>
          </table:table-cell>
          <table:table-cell office:value-type="string" calcext:value-type="string">
            <text:p>0.5 attack</text:p>
          </table:table-cell>
          <table:table-cell office:value-type="string" calcext:value-type="string">
            <text:p>0.2 attack</text:p>
          </table:table-cell>
          <table:table-cell/>
          <table:table-cell office:value-type="string" calcext:value-type="string">
            <text:p>threshold</text:p>
          </table:table-cell>
          <table:table-cell office:value-type="string" calcext:value-type="string">
            <text:p>DR 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/>
          <table:table-cell office:value-type="string" calcext:value-type="string">
            <text:p>threshold</text:p>
          </table:table-cell>
          <table:table-cell office:value-type="string" calcext:value-type="string">
            <text:p>DR </text:p>
          </table:table-cell>
          <table:table-cell office:value-type="string" calcext:value-type="string">
            <text:p>FPR</text:p>
          </table:table-cell>
          <table:table-cell table:style-name="Default"/>
          <table:table-cell office:value-type="string" calcext:value-type="string">
            <text:p>threshold</text:p>
          </table:table-cell>
          <table:table-cell office:value-type="string" calcext:value-type="string">
            <text:p>DR </text:p>
          </table:table-cell>
          <table:table-cell office:value-type="string" calcext:value-type="string">
            <text:p>FPR</text:p>
          </table:table-cell>
          <table:table-cell table:style-name="Default"/>
          <table:table-cell office:value-type="string" calcext:value-type="string">
            <text:p>threshold</text:p>
          </table:table-cell>
          <table:table-cell office:value-type="string" calcext:value-type="string">
            <text:p>DR 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5901639344262" calcext:value-type="float">
            <text:p>99,5901639344</text:p>
          </table:table-cell>
          <table:table-cell office:value-type="float" office:value="97.6190476190476" calcext:value-type="float">
            <text:p>97,619047619</text:p>
          </table:table-cell>
          <table:table-cell office:value-type="float" office:value="67.9012345679012" calcext:value-type="float">
            <text:p>67,90123456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.3288590604027" calcext:value-type="float">
            <text:p>99,3288590604</text:p>
          </table:table-cell>
          <table:table-cell office:value-type="float" office:value="70.8609271523179" calcext:value-type="float">
            <text:p>70,8609271523</text:p>
          </table:table-cell>
          <table:table-cell office:value-type="float" office:value="92.5675675675676" calcext:value-type="float">
            <text:p>92,5675675676</text:p>
          </table:table-cell>
          <table:table-cell office:value-type="float" office:value="70.3947368421053" calcext:value-type="float">
            <text:p>70,39473684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5.6122448979592" calcext:value-type="float">
            <text:p>55,612244898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89.4736842105263" calcext:value-type="float">
            <text:p>89,4736842105</text:p>
          </table:table-cell>
          <table:table-cell office:value-type="float" office:value="22.6337448559671" calcext:value-type="float">
            <text:p>22,6337448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.6644295302013" calcext:value-type="float">
            <text:p>99,6644295302</text:p>
          </table:table-cell>
          <table:table-cell table:style-name="Default" office:value-type="float" office:value="74.1721854304636" calcext:value-type="float">
            <text:p>74,1721854305</text:p>
          </table:table-cell>
          <table:table-cell table:style-name="Default" office:value-type="float" office:value="93.3554817275748" calcext:value-type="float">
            <text:p>93,3554817276</text:p>
          </table:table-cell>
          <table:table-cell office:value-type="float" office:value="61.8729096989967" calcext:value-type="float">
            <text:p>61,872909699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.1818181818182" calcext:value-type="float">
            <text:p>98,1818181818</text:p>
          </table:table-cell>
          <table:table-cell office:value-type="float" office:value="90.7834101382488" calcext:value-type="float">
            <text:p>90,7834101382</text:p>
          </table:table-cell>
          <table:table-cell office:value-type="float" office:value="33.7837837837838" calcext:value-type="float">
            <text:p>33,78378378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7.9166666666667" calcext:value-type="float">
            <text:p>97,9166666667</text:p>
          </table:table-cell>
          <table:table-cell office:value-type="float" office:value="40.3846153846154" calcext:value-type="float">
            <text:p>40,3846153846</text:p>
          </table:table-cell>
          <table:table-cell office:value-type="float" office:value="76.7123287671233" calcext:value-type="float">
            <text:p>76,7123287671</text:p>
          </table:table-cell>
          <table:table-cell office:value-type="float" office:value="35.0649350649351" calcext:value-type="float">
            <text:p>35,06493506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.1923076923077" calcext:value-type="float">
            <text:p>95,1923076923</text:p>
          </table:table-cell>
          <table:table-cell office:value-type="float" office:value="30.6122448979592" calcext:value-type="float">
            <text:p>30,61224489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67.8571428571429" calcext:value-type="float">
            <text:p>67,8571428571</text:p>
          </table:table-cell>
          <table:table-cell office:value-type="float" office:value="7.78688524590164" calcext:value-type="float">
            <text:p>7,78688524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8.9761092150171" calcext:value-type="float">
            <text:p>98,976109215</text:p>
          </table:table-cell>
          <table:table-cell table:style-name="Default" office:value-type="float" office:value="42.9967426710098" calcext:value-type="float">
            <text:p>42,996742671</text:p>
          </table:table-cell>
          <table:table-cell table:style-name="Default" office:value-type="float" office:value="75.7575757575758" calcext:value-type="float">
            <text:p>75,7575757576</text:p>
          </table:table-cell>
          <table:table-cell office:value-type="float" office:value="29.042904290429" calcext:value-type="float">
            <text:p>29,0429042904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.039603960396" calcext:value-type="float">
            <text:p>96,0396039604</text:p>
          </table:table-cell>
          <table:table-cell office:value-type="float" office:value="80.2030456852792" calcext:value-type="float">
            <text:p>80,2030456853</text:p>
          </table:table-cell>
          <table:table-cell office:value-type="float" office:value="19.0954773869347" calcext:value-type="float">
            <text:p>19,09547738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7.1428571428571" calcext:value-type="float">
            <text:p>97,1428571429</text:p>
          </table:table-cell>
          <table:table-cell office:value-type="float" office:value="25.625" calcext:value-type="float">
            <text:p>25,625</text:p>
          </table:table-cell>
          <table:table-cell office:value-type="float" office:value="65.9722222222222" calcext:value-type="float">
            <text:p>65,9722222222</text:p>
          </table:table-cell>
          <table:table-cell office:value-type="float" office:value="22.4358974358974" calcext:value-type="float">
            <text:p>22,43589743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.1764705882353" calcext:value-type="float">
            <text:p>91,1764705882</text:p>
          </table:table-cell>
          <table:table-cell office:value-type="float" office:value="23.2323232323232" calcext:value-type="float">
            <text:p>23,232323232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5.5555555555556" calcext:value-type="float">
            <text:p>55,5555555556</text:p>
          </table:table-cell>
          <table:table-cell office:value-type="float" office:value="3.65853658536585" calcext:value-type="float">
            <text:p>3,65853658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8.2876712328767" calcext:value-type="float">
            <text:p>98,2876712329</text:p>
          </table:table-cell>
          <table:table-cell table:style-name="Default" office:value-type="float" office:value="28.5714285714286" calcext:value-type="float">
            <text:p>28,5714285714</text:p>
          </table:table-cell>
          <table:table-cell table:style-name="Default" office:value-type="float" office:value="61.1683848797251" calcext:value-type="float">
            <text:p>61,1683848797</text:p>
          </table:table-cell>
          <table:table-cell office:value-type="float" office:value="14.5631067961165" calcext:value-type="float">
            <text:p>14,56310679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65.7142857142857" calcext:value-type="float">
            <text:p>65,7142857143</text:p>
          </table:table-cell>
          <table:table-cell office:value-type="float" office:value="10.6508875739645" calcext:value-type="float">
            <text:p>10,6508875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6834532374101" calcext:value-type="float">
            <text:p>95,6834532374</text:p>
          </table:table-cell>
          <table:table-cell office:value-type="float" office:value="22.360248447205" calcext:value-type="float">
            <text:p>22,3602484472</text:p>
          </table:table-cell>
          <table:table-cell office:value-type="float" office:value="54.2253521126761" calcext:value-type="float">
            <text:p>54,2253521127</text:p>
          </table:table-cell>
          <table:table-cell office:value-type="float" office:value="13.9240506329114" calcext:value-type="float">
            <text:p>13,92405063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9.6907216494845" calcext:value-type="float">
            <text:p>89,6907216495</text:p>
          </table:table-cell>
          <table:table-cell office:value-type="float" office:value="17.7339901477833" calcext:value-type="float">
            <text:p>17,7339901478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.61290322580645" calcext:value-type="float">
            <text:p>1,61290322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5034965034965" calcext:value-type="float">
            <text:p>96,5034965035</text:p>
          </table:table-cell>
          <table:table-cell table:style-name="Default" office:value-type="float" office:value="24.5222929936306" calcext:value-type="float">
            <text:p>24,5222929936</text:p>
          </table:table-cell>
          <table:table-cell table:style-name="Default" office:value-type="float" office:value="48.6111111111111" calcext:value-type="float">
            <text:p>48,6111111111</text:p>
          </table:table-cell>
          <table:table-cell office:value-type="float" office:value="10.8974358974359" calcext:value-type="float">
            <text:p>10,8974358974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.0281690140845" calcext:value-type="float">
            <text:p>88,0281690141</text:p>
          </table:table-cell>
          <table:table-cell office:value-type="float" office:value="43.7086092715232" calcext:value-type="float">
            <text:p>43,7086092715</text:p>
          </table:table-cell>
          <table:table-cell office:value-type="float" office:value="5.80645161290323" calcext:value-type="float">
            <text:p>5,80645161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5882352941177" calcext:value-type="float">
            <text:p>95,5882352941</text:p>
          </table:table-cell>
          <table:table-cell office:value-type="float" office:value="16.4634146341463" calcext:value-type="float">
            <text:p>16,4634146341</text:p>
          </table:table-cell>
          <table:table-cell office:value-type="float" office:value="45.5882352941176" calcext:value-type="float">
            <text:p>45,5882352941</text:p>
          </table:table-cell>
          <table:table-cell office:value-type="float" office:value="6.09756097560976" calcext:value-type="float">
            <text:p>6,09756097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5.5670103092783" calcext:value-type="float">
            <text:p>85,5670103093</text:p>
          </table:table-cell>
          <table:table-cell office:value-type="float" office:value="12.807881773399" calcext:value-type="float">
            <text:p>12,8078817734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42.3076923076923" calcext:value-type="float">
            <text:p>42,3076923077</text:p>
          </table:table-cell>
          <table:table-cell office:value-type="float" office:value="0.806451612903226" calcext:value-type="float">
            <text:p>0,80645161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3068592057762" calcext:value-type="float">
            <text:p>95,3068592058</text:p>
          </table:table-cell>
          <table:table-cell table:style-name="Default" office:value-type="float" office:value="21.3622291021672" calcext:value-type="float">
            <text:p>21,3622291022</text:p>
          </table:table-cell>
          <table:table-cell table:style-name="Default" office:value-type="float" office:value="34.1549295774648" calcext:value-type="float">
            <text:p>34,1549295775</text:p>
          </table:table-cell>
          <table:table-cell office:value-type="float" office:value="6.0126582278481" calcext:value-type="float">
            <text:p>6,0126582278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.5901639344262" calcext:value-type="float">
            <text:p>74,5901639344</text:p>
          </table:table-cell>
          <table:table-cell office:value-type="float" office:value="27.6422764227642" calcext:value-type="float">
            <text:p>27,6422764228</text:p>
          </table:table-cell>
          <table:table-cell office:value-type="float" office:value="3.125" calcext:value-type="float">
            <text:p>3,1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6.2406015037594" calcext:value-type="float">
            <text:p>96,2406015038</text:p>
          </table:table-cell>
          <table:table-cell office:value-type="float" office:value="13.7724550898204" calcext:value-type="float">
            <text:p>13,7724550898</text:p>
          </table:table-cell>
          <table:table-cell office:value-type="float" office:value="37.8787878787879" calcext:value-type="float">
            <text:p>37,8787878788</text:p>
          </table:table-cell>
          <table:table-cell office:value-type="float" office:value="3.57142857142857" calcext:value-type="float">
            <text:p>3,57142857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5.1063829787234" calcext:value-type="float">
            <text:p>85,1063829787</text:p>
          </table:table-cell>
          <table:table-cell office:value-type="float" office:value="8.7378640776699" calcext:value-type="float">
            <text:p>8,7378640777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34.6153846153846" calcext:value-type="float">
            <text:p>34,6153846154</text:p>
          </table:table-cell>
          <table:table-cell office:value-type="float" office:value="0.806451612903226" calcext:value-type="float">
            <text:p>0,80645161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5.6204379562044" calcext:value-type="float">
            <text:p>95,6204379562</text:p>
          </table:table-cell>
          <table:table-cell table:style-name="Default" office:value-type="float" office:value="18.0981595092025" calcext:value-type="float">
            <text:p>18,0981595092</text:p>
          </table:table-cell>
          <table:table-cell table:style-name="Default" office:value-type="float" office:value="27.4368231046931" calcext:value-type="float">
            <text:p>27,4368231047</text:p>
          </table:table-cell>
          <table:table-cell office:value-type="float" office:value="3.09597523219814" calcext:value-type="float">
            <text:p>3,0959752322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.6464646464647" calcext:value-type="float">
            <text:p>64,6464646465</text:p>
          </table:table-cell>
          <table:table-cell office:value-type="float" office:value="19.3877551020408" calcext:value-type="float">
            <text:p>19,387755102</text:p>
          </table:table-cell>
          <table:table-cell office:value-type="float" office:value="2.75229357798165" calcext:value-type="float">
            <text:p>2,7522935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0.6976744186047" calcext:value-type="float">
            <text:p>90,6976744186</text:p>
          </table:table-cell>
          <table:table-cell office:value-type="float" office:value="10.5263157894737" calcext:value-type="float">
            <text:p>10,5263157895</text:p>
          </table:table-cell>
          <table:table-cell office:value-type="float" office:value="31.7829457364341" calcext:value-type="float">
            <text:p>31,7829457364</text:p>
          </table:table-cell>
          <table:table-cell office:value-type="float" office:value="1.16959064327485" calcext:value-type="float">
            <text:p>1,16959064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4.4444444444444" calcext:value-type="float">
            <text:p>84,4444444444</text:p>
          </table:table-cell>
          <table:table-cell office:value-type="float" office:value="5.23809523809524" calcext:value-type="float">
            <text:p>5,2380952381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29.4117647058824" calcext:value-type="float">
            <text:p>29,4117647059</text:p>
          </table:table-cell>
          <table:table-cell office:value-type="float" office:value="0.401606425702811" calcext:value-type="float">
            <text:p>0,40160642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3.3823529411765" calcext:value-type="float">
            <text:p>93,3823529412</text:p>
          </table:table-cell>
          <table:table-cell table:style-name="Default" office:value-type="float" office:value="14.9390243902439" calcext:value-type="float">
            <text:p>14,9390243902</text:p>
          </table:table-cell>
          <table:table-cell table:style-name="Default" office:value-type="float" office:value="20.0729927007299" calcext:value-type="float">
            <text:p>20,0729927007</text:p>
          </table:table-cell>
          <table:table-cell office:value-type="float" office:value="1.84049079754601" calcext:value-type="float">
            <text:p>1,8404907975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.2222222222222" calcext:value-type="float">
            <text:p>47,2222222222</text:p>
          </table:table-cell>
          <table:table-cell office:value-type="float" office:value="10.6060606060606" calcext:value-type="float">
            <text:p>10,6060606061</text:p>
          </table:table-cell>
          <table:table-cell office:value-type="float" office:value="1.16279069767442" calcext:value-type="float">
            <text:p>1,16279069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6.6141732283465" calcext:value-type="float">
            <text:p>86,6141732283</text:p>
          </table:table-cell>
          <table:table-cell office:value-type="float" office:value="8.67052023121387" calcext:value-type="float">
            <text:p>8,6705202312</text:p>
          </table:table-cell>
          <table:table-cell office:value-type="float" office:value="26.1904761904762" calcext:value-type="float">
            <text:p>26,1904761905</text:p>
          </table:table-cell>
          <table:table-cell office:value-type="float" office:value="1.14942528735632" calcext:value-type="float">
            <text:p>1,14942528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9.5454545454546" calcext:value-type="float">
            <text:p>79,5454545455</text:p>
          </table:table-cell>
          <table:table-cell office:value-type="float" office:value="2.83018867924528" calcext:value-type="float">
            <text:p>2,8301886792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22.4489795918367" calcext:value-type="float">
            <text:p>22,4489795918</text:p>
          </table:table-cell>
          <table:table-cell office:value-type="float" office:value="0.398406374501992" calcext:value-type="float">
            <text:p>0,39840637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0.6015037593985" calcext:value-type="float">
            <text:p>90,6015037594</text:p>
          </table:table-cell>
          <table:table-cell table:style-name="Default" office:value-type="float" office:value="12.5748502994012" calcext:value-type="float">
            <text:p>12,5748502994</text:p>
          </table:table-cell>
          <table:table-cell table:style-name="Default" office:value-type="float" office:value="15.9695817490494" calcext:value-type="float">
            <text:p>15,969581749</text:p>
          </table:table-cell>
          <table:table-cell office:value-type="float" office:value="0.890207715133531" calcext:value-type="float">
            <text:p>0,890207715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.9565217391304" calcext:value-type="float">
            <text:p>36,9565217391</text:p>
          </table:table-cell>
          <table:table-cell office:value-type="float" office:value="2.7027027027027" calcext:value-type="float">
            <text:p>2,70270270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4.8" calcext:value-type="float">
            <text:p>84,8</text:p>
          </table:table-cell>
          <table:table-cell office:value-type="float" office:value="5.71428571428571" calcext:value-type="float">
            <text:p>5,7142857143</text:p>
          </table:table-cell>
          <table:table-cell office:value-type="float" office:value="19.3548387096774" calcext:value-type="float">
            <text:p>19,35483870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2.83018867924528" calcext:value-type="float">
            <text:p>2,8301886792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16.3265306122449" calcext:value-type="float">
            <text:p>16,3265306122</text:p>
          </table:table-cell>
          <table:table-cell office:value-type="float" office:value="0.398406374501992" calcext:value-type="float">
            <text:p>0,39840637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7.5968992248062" calcext:value-type="float">
            <text:p>87,5968992248</text:p>
          </table:table-cell>
          <table:table-cell table:style-name="Default" office:value-type="float" office:value="11.1111111111111" calcext:value-type="float">
            <text:p>11,1111111111</text:p>
          </table:table-cell>
          <table:table-cell table:style-name="Default" office:value-type="float" office:value="12.5490196078431" calcext:value-type="float">
            <text:p>12,5490196078</text:p>
          </table:table-cell>
          <table:table-cell office:value-type="float" office:value="0.579710144927536" calcext:value-type="float">
            <text:p>0,5797101449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52380952380952" calcext:value-type="float">
            <text:p>9,5238095238</text:p>
          </table:table-cell>
          <table:table-cell office:value-type="float" office:value="4.54545454545455" calcext:value-type="float">
            <text:p>4,5454545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2.7868852459016" calcext:value-type="float">
            <text:p>82,7868852459</text:p>
          </table:table-cell>
          <table:table-cell office:value-type="float" office:value="6.17977528089888" calcext:value-type="float">
            <text:p>6,1797752809</text:p>
          </table:table-cell>
          <table:table-cell office:value-type="float" office:value="15.702479338843" calcext:value-type="float">
            <text:p>15,70247933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8.2352941176471" calcext:value-type="float">
            <text:p>68,2352941176</text:p>
          </table:table-cell>
          <table:table-cell office:value-type="float" office:value="2.7906976744186" calcext:value-type="float">
            <text:p>2,7906976744</text:p>
          </table:table-cell>
          <table:table-cell table:style-name="Default"/>
          <table:table-cell office:value-type="float" office:value="18" calcext:value-type="float">
            <text:p>18</text:p>
          </table:table-cell>
          <table:table-cell office:value-type="float" office:value="12.5" calcext:value-type="float">
            <text:p>12,5</text:p>
          </table:table-cell>
          <table:table-cell office:value-type="float" office:value="0.396825396825397" calcext:value-type="float">
            <text:p>0,396825396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.5079365079365" calcext:value-type="float">
            <text:p>86,5079365079</text:p>
          </table:table-cell>
          <table:table-cell table:style-name="Default" office:value-type="float" office:value="8.9080459770115" calcext:value-type="float">
            <text:p>8,908045977</text:p>
          </table:table-cell>
          <table:table-cell table:style-name="Default" office:value-type="float" office:value="9.67741935483871" calcext:value-type="float">
            <text:p>9,6774193548</text:p>
          </table:table-cell>
          <table:table-cell office:value-type="float" office:value="0.284090909090909" calcext:value-type="float">
            <text:p>0,2840909091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79.8319327731092" calcext:value-type="float">
            <text:p>79,8319327731</text:p>
          </table:table-cell>
          <table:table-cell office:value-type="float" office:value="5.52486187845304" calcext:value-type="float">
            <text:p>5,5248618785</text:p>
          </table:table-cell>
          <table:table-cell office:value-type="float" office:value="11.6666666666667" calcext:value-type="float">
            <text:p>11,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3.5294117647059" calcext:value-type="float">
            <text:p>63,5294117647</text:p>
          </table:table-cell>
          <table:table-cell office:value-type="float" office:value="2.7906976744186" calcext:value-type="float">
            <text:p>2,7906976744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office:value-type="float" office:value="10.6382978723404" calcext:value-type="float">
            <text:p>10,6382978723</text:p>
          </table:table-cell>
          <table:table-cell office:value-type="float" office:value="0.395256916996047" calcext:value-type="float">
            <text:p>0,3952569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.5843621399177" calcext:value-type="float">
            <text:p>6,5843621399</text:p>
          </table:table-cell>
          <table:table-cell office:value-type="float" office:value="0.280112044817927" calcext:value-type="float">
            <text:p>0,280112044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PR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75.4237288135593" calcext:value-type="float">
            <text:p>75,4237288136</text:p>
          </table:table-cell>
          <table:table-cell office:value-type="float" office:value="4.3956043956044" calcext:value-type="float">
            <text:p>4,3956043956</text:p>
          </table:table-cell>
          <table:table-cell office:value-type="float" office:value="9.48275862068966" calcext:value-type="float">
            <text:p>9,48275862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9.0361445783133" calcext:value-type="float">
            <text:p>59,0361445783</text:p>
          </table:table-cell>
          <table:table-cell office:value-type="float" office:value="2.76497695852535" calcext:value-type="float">
            <text:p>2,7649769585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 office:value-type="float" office:value="8.88888888888889" calcext:value-type="float">
            <text:p>8,888888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0.8333333333333" calcext:value-type="float">
            <text:p>80,8333333333</text:p>
          </table:table-cell>
          <table:table-cell table:style-name="Default" office:value-type="float" office:value="8.05555555555556" calcext:value-type="float">
            <text:p>8,0555555556</text:p>
          </table:table-cell>
          <table:table-cell table:style-name="Default" office:value-type="float" office:value="5.06329113924051" calcext:value-type="float">
            <text:p>5,0632911392</text:p>
          </table:table-cell>
          <table:table-cell office:value-type="float" office:value="0.275482093663912" calcext:value-type="float">
            <text:p>0,27548209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42.8571428571429" calcext:value-type="float">
            <text:p>42,8571428571</text:p>
          </table:table-cell>
          <table:table-cell office:value-type="float" office:value="68.75" calcext:value-type="float">
            <text:p>68,75</text:p>
          </table:table-cell>
          <table:table-cell office:value-type="float" office:value="40.3508771929825" calcext:value-type="float">
            <text:p>40,35087719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2.4137931034483" calcext:value-type="float">
            <text:p>72,4137931034</text:p>
          </table:table-cell>
          <table:table-cell office:value-type="float" office:value="4.89130434782609" calcext:value-type="float">
            <text:p>4,8913043478</text:p>
          </table:table-cell>
          <table:table-cell office:value-type="float" office:value="9.73451327433628" calcext:value-type="float">
            <text:p>9,7345132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7.5" calcext:value-type="float">
            <text:p>57,5</text:p>
          </table:table-cell>
          <table:table-cell office:value-type="float" office:value="2.27272727272727" calcext:value-type="float">
            <text:p>2,2727272727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8.88888888888889" calcext:value-type="float">
            <text:p>8,888888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8.7234042553192" calcext:value-type="float">
            <text:p>78,7234042553</text:p>
          </table:table-cell>
          <table:table-cell table:style-name="Default" office:value-type="float" office:value="7.12328767123288" calcext:value-type="float">
            <text:p>7,1232876712</text:p>
          </table:table-cell>
          <table:table-cell table:style-name="Default" office:value-type="float" office:value="3.44827586206897" calcext:value-type="float">
            <text:p>3,4482758621</text:p>
          </table:table-cell>
          <table:table-cell office:value-type="float" office:value="0.543478260869565" calcext:value-type="float">
            <text:p>0,5434782609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.9638554216867" calcext:value-type="float">
            <text:p>40,9638554217</text:p>
          </table:table-cell>
          <table:table-cell office:value-type="float" office:value="14.1025641025641" calcext:value-type="float">
            <text:p>14,10256410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0.2702702702703" calcext:value-type="float">
            <text:p>70,2702702703</text:p>
          </table:table-cell>
          <table:table-cell office:value-type="float" office:value="4.23280423280423" calcext:value-type="float">
            <text:p>4,2328042328</text:p>
          </table:table-cell>
          <table:table-cell office:value-type="float" office:value="5.5045871559633" calcext:value-type="float">
            <text:p>5,504587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3.2467532467532" calcext:value-type="float">
            <text:p>53,2467532468</text:p>
          </table:table-cell>
          <table:table-cell office:value-type="float" office:value="2.24215246636771" calcext:value-type="float">
            <text:p>2,2421524664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9.09090909090909" calcext:value-type="float">
            <text:p>9,09090909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5.7575757575758" calcext:value-type="float">
            <text:p>75,7575757576</text:p>
          </table:table-cell>
          <table:table-cell table:style-name="Default" office:value-type="float" office:value="6.50406504065041" calcext:value-type="float">
            <text:p>6,5040650407</text:p>
          </table:table-cell>
          <table:table-cell table:style-name="Default" office:value-type="float" office:value="3.07017543859649" calcext:value-type="float">
            <text:p>3,0701754386</text:p>
          </table:table-cell>
          <table:table-cell office:value-type="float" office:value="0.268817204301075" calcext:value-type="float">
            <text:p>0,2688172043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469387755102" calcext:value-type="float">
            <text:p>23,4693877551</text:p>
          </table:table-cell>
          <table:table-cell office:value-type="float" office:value="28.1553398058252" calcext:value-type="float">
            <text:p>28,1553398058</text:p>
          </table:table-cell>
          <table:table-cell office:value-type="float" office:value="4.95049504950495" calcext:value-type="float">
            <text:p>4,95049504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9.1588785046729" calcext:value-type="float">
            <text:p>69,1588785047</text:p>
          </table:table-cell>
          <table:table-cell office:value-type="float" office:value="4.14507772020725" calcext:value-type="float">
            <text:p>4,1450777202</text:p>
          </table:table-cell>
          <table:table-cell office:value-type="float" office:value="4.62962962962963" calcext:value-type="float">
            <text:p>4,62962962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.33333333333333" calcext:value-type="float">
            <text:p>1,3333333333</text:p>
          </table:table-cell>
          <table:table-cell table:style-name="Default"/>
          <table:table-cell office:value-type="float" office:value="28" calcext:value-type="float">
            <text:p>28</text:p>
          </table:table-cell>
          <table:table-cell office:value-type="float" office:value="9.30232558139535" calcext:value-type="float">
            <text:p>9,30232558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6.0180995475113" calcext:value-type="float">
            <text:p>76,0180995475</text:p>
          </table:table-cell>
          <table:table-cell table:style-name="Default" office:value-type="float" office:value="6.06860158311346" calcext:value-type="float">
            <text:p>6,0686015831</text:p>
          </table:table-cell>
          <table:table-cell table:style-name="Default" office:value-type="float" office:value="2.69058295964126" calcext:value-type="float">
            <text:p>2,6905829596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9.2" calcext:value-type="float">
            <text:p>19,2</text:p>
          </table:table-cell>
          <table:table-cell office:value-type="float" office:value="3.81679389312977" calcext:value-type="float">
            <text:p>3,816793893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2.1359223300971" calcext:value-type="float">
            <text:p>62,1359223301</text:p>
          </table:table-cell>
          <table:table-cell office:value-type="float" office:value="4.56852791878173" calcext:value-type="float">
            <text:p>4,5685279188</text:p>
          </table:table-cell>
          <table:table-cell office:value-type="float" office:value="4.67289719626168" calcext:value-type="float">
            <text:p>4,67289719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.6111111111111" calcext:value-type="float">
            <text:p>48,6111111111</text:p>
          </table:table-cell>
          <table:table-cell office:value-type="float" office:value="1.31578947368421" calcext:value-type="float">
            <text:p>1,3157894737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office:value-type="float" office:value="6.97674418604651" calcext:value-type="float">
            <text:p>6,976744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9.7674418604651" calcext:value-type="float">
            <text:p>69,7674418605</text:p>
          </table:table-cell>
          <table:table-cell table:style-name="Default" office:value-type="float" office:value="4.93506493506494" calcext:value-type="float">
            <text:p>4,9350649351</text:p>
          </table:table-cell>
          <table:table-cell table:style-name="Default" office:value-type="float" office:value="1.8348623853211" calcext:value-type="float">
            <text:p>1,8348623853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8227848101266" calcext:value-type="float">
            <text:p>15,8227848101</text:p>
          </table:table-cell>
          <table:table-cell office:value-type="float" office:value="12.751677852349" calcext:value-type="float">
            <text:p>12,7516778523</text:p>
          </table:table-cell>
          <table:table-cell office:value-type="float" office:value="2.75862068965517" calcext:value-type="float">
            <text:p>2,758620689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8.1632653061225" calcext:value-type="float">
            <text:p>58,1632653061</text:p>
          </table:table-cell>
          <table:table-cell office:value-type="float" office:value="4.95049504950495" calcext:value-type="float">
            <text:p>4,9504950495</text:p>
          </table:table-cell>
          <table:table-cell office:value-type="float" office:value="4.76190476190476" calcext:value-type="float">
            <text:p>4,76190476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.0588235294118" calcext:value-type="float">
            <text:p>47,0588235294</text:p>
          </table:table-cell>
          <table:table-cell office:value-type="float" office:value="0.862068965517241" calcext:value-type="float">
            <text:p>0,8620689655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7.9245283018868" calcext:value-type="float">
            <text:p>67,9245283019</text:p>
          </table:table-cell>
          <table:table-cell table:style-name="Default" office:value-type="float" office:value="4.12371134020619" calcext:value-type="float">
            <text:p>4,1237113402</text:p>
          </table:table-cell>
          <table:table-cell table:style-name="Default" office:value-type="float" office:value="1.4218009478673" calcext:value-type="float">
            <text:p>1,4218009479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3595505617978" calcext:value-type="float">
            <text:p>12,3595505618</text:p>
          </table:table-cell>
          <table:table-cell office:value-type="float" office:value="7.90960451977401" calcext:value-type="float">
            <text:p>7,9096045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2.5773195876289" calcext:value-type="float">
            <text:p>52,5773195876</text:p>
          </table:table-cell>
          <table:table-cell office:value-type="float" office:value="3.44827586206897" calcext:value-type="float">
            <text:p>3,4482758621</text:p>
          </table:table-cell>
          <table:table-cell office:value-type="float" office:value="4.90196078431373" calcext:value-type="float">
            <text:p>4,90196078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4.1176470588235" calcext:value-type="float">
            <text:p>44,1176470588</text:p>
          </table:table-cell>
          <table:table-cell office:value-type="float" office:value="0.862068965517241" calcext:value-type="float">
            <text:p>0,8620689655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office:value-type="float" office:value="5.40540540540541" calcext:value-type="float">
            <text:p>5,40540540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4.1148325358852" calcext:value-type="float">
            <text:p>64,1148325359</text:p>
          </table:table-cell>
          <table:table-cell table:style-name="Default" office:value-type="float" office:value="2.81329923273657" calcext:value-type="float">
            <text:p>2,8132992327</text:p>
          </table:table-cell>
          <table:table-cell table:style-name="Default" office:value-type="float" office:value="1.45631067961165" calcext:value-type="float">
            <text:p>1,4563106796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46766169154229" calcext:value-type="float">
            <text:p>6,4676616915</text:p>
          </table:table-cell>
          <table:table-cell office:value-type="float" office:value="2.47524752475248" calcext:value-type="float">
            <text:p>2,4752475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1.5789473684211" calcext:value-type="float">
            <text:p>51,5789473684</text:p>
          </table:table-cell>
          <table:table-cell office:value-type="float" office:value="2.4390243902439" calcext:value-type="float">
            <text:p>2,4390243902</text:p>
          </table:table-cell>
          <table:table-cell office:value-type="float" office:value="3.06122448979592" calcext:value-type="float">
            <text:p>3,06122448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.3134328358209" calcext:value-type="float">
            <text:p>37,3134328358</text:p>
          </table:table-cell>
          <table:table-cell office:value-type="float" office:value="0.858369098712446" calcext:value-type="float">
            <text:p>0,8583690987</text:p>
          </table:table-cell>
          <table:table-cell table:style-name="Default"/>
          <table:table-cell office:value-type="float" office:value="36" calcext:value-type="float">
            <text:p>36</text:p>
          </table:table-cell>
          <table:table-cell office:value-type="float" office:value="5.40540540540541" calcext:value-type="float">
            <text:p>5,40540540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8.7378640776699" calcext:value-type="float">
            <text:p>58,7378640777</text:p>
          </table:table-cell>
          <table:table-cell table:style-name="Default" office:value-type="float" office:value="2.53807106598985" calcext:value-type="float">
            <text:p>2,538071066</text:p>
          </table:table-cell>
          <table:table-cell table:style-name="Default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82456140350877" calcext:value-type="float">
            <text:p>4,8245614035</text:p>
          </table:table-cell>
          <table:table-cell office:value-type="float" office:value="2.13675213675214" calcext:value-type="float">
            <text:p>2,1367521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7.8260869565217" calcext:value-type="float">
            <text:p>47,8260869565</text:p>
          </table:table-cell>
          <table:table-cell office:value-type="float" office:value="2.40384615384615" calcext:value-type="float">
            <text:p>2,4038461538</text:p>
          </table:table-cell>
          <table:table-cell office:value-type="float" office:value="2.12765957446809" calcext:value-type="float">
            <text:p>2,1276595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3.8461538461539" calcext:value-type="float">
            <text:p>33,8461538462</text:p>
          </table:table-cell>
          <table:table-cell office:value-type="float" office:value="0.851063829787234" calcext:value-type="float">
            <text:p>0,8510638298</text:p>
          </table:table-cell>
          <table:table-cell table:style-name="Default"/>
          <table:table-cell office:value-type="float" office:value="38" calcext:value-type="float">
            <text:p>38</text:p>
          </table:table-cell>
          <table:table-cell office:value-type="float" office:value="5.55555555555556" calcext:value-type="float">
            <text:p>5,55555555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6.0606060606061" calcext:value-type="float">
            <text:p>56,0606060606</text:p>
          </table:table-cell>
          <table:table-cell table:style-name="Default" office:value-type="float" office:value="2.23880597014925" calcext:value-type="float">
            <text:p>2,2388059701</text:p>
          </table:table-cell>
          <table:table-cell table:style-name="Default" office:value-type="float" office:value="1.53061224489796" calcext:value-type="float">
            <text:p>1,5306122449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93700787401575" calcext:value-type="float">
            <text:p>3,937007874</text:p>
          </table:table-cell>
          <table:table-cell office:value-type="float" office:value="0.760456273764259" calcext:value-type="float">
            <text:p>0,7604562738</text:p>
          </table:table-cell>
          <table:table-cell office:value-type="float" office:value="0.416666666666667" calcext:value-type="float">
            <text:p>0,41666666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7.1264367816092" calcext:value-type="float">
            <text:p>47,1264367816</text:p>
          </table:table-cell>
          <table:table-cell office:value-type="float" office:value="2.34741784037559" calcext:value-type="float">
            <text:p>2,3474178404</text:p>
          </table:table-cell>
          <table:table-cell office:value-type="float" office:value="2.17391304347826" calcext:value-type="float">
            <text:p>2,17391304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.3333333333333" calcext:value-type="float">
            <text:p>33,3333333333</text:p>
          </table:table-cell>
          <table:table-cell office:value-type="float" office:value="0.421940928270042" calcext:value-type="float">
            <text:p>0,4219409283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office:value-type="float" office:value="5.71428571428571" calcext:value-type="float">
            <text:p>5,7142857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4.9738219895288" calcext:value-type="float">
            <text:p>54,9738219895</text:p>
          </table:table-cell>
          <table:table-cell table:style-name="Default" office:value-type="float" office:value="2.20048899755501" calcext:value-type="float">
            <text:p>2,2004889976</text:p>
          </table:table-cell>
          <table:table-cell table:style-name="Default" office:value-type="float" office:value="1.57068062827225" calcext:value-type="float">
            <text:p>1,5706806283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584229390681" calcext:value-type="float">
            <text:p>0,35842293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4.1860465116279" calcext:value-type="float">
            <text:p>44,1860465116</text:p>
          </table:table-cell>
          <table:table-cell office:value-type="float" office:value="1.86915887850467" calcext:value-type="float">
            <text:p>1,8691588785</text:p>
          </table:table-cell>
          <table:table-cell office:value-type="float" office:value="2.1978021978022" calcext:value-type="float">
            <text:p>2,19780219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.8064516129032" calcext:value-type="float">
            <text:p>25,806451612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42" calcext:value-type="float">
            <text:p>42</text:p>
          </table:table-cell>
          <table:table-cell office:value-type="float" office:value="2.85714285714286" calcext:value-type="float">
            <text:p>2,85714285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2.7173913043478" calcext:value-type="float">
            <text:p>52,7173913043</text:p>
          </table:table-cell>
          <table:table-cell table:style-name="Default" office:value-type="float" office:value="2.16346153846154" calcext:value-type="float">
            <text:p>2,1634615385</text:p>
          </table:table-cell>
          <table:table-cell table:style-name="Default" office:value-type="float" office:value="0.543478260869565" calcext:value-type="float">
            <text:p>0,5434782609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1.1764705882353" calcext:value-type="float">
            <text:p>41,1764705882</text:p>
          </table:table-cell>
          <table:table-cell office:value-type="float" office:value="1.86046511627907" calcext:value-type="float">
            <text:p>1,8604651163</text:p>
          </table:table-cell>
          <table:table-cell office:value-type="float" office:value="1.13636363636364" calcext:value-type="float">
            <text:p>1,1363636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4.5901639344262" calcext:value-type="float">
            <text:p>24,590163934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44" calcext:value-type="float">
            <text:p>44</text:p>
          </table:table-cell>
          <table:table-cell office:value-type="float" office:value="2.94117647058824" calcext:value-type="float">
            <text:p>2,94117647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style-name="Default" office:value-type="float" office:value="2.11764705882353" calcext:value-type="float">
            <text:p>2,1176470588</text:p>
          </table:table-cell>
          <table:table-cell table:style-name="Default" office:value-type="float" office:value="0.552486187845304" calcext:value-type="float">
            <text:p>0,552486187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39.2857142857143" calcext:value-type="float">
            <text:p>39,2857142857</text:p>
          </table:table-cell>
          <table:table-cell office:value-type="float" office:value="1.38888888888889" calcext:value-type="float">
            <text:p>1,38888888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2.9508196721311" calcext:value-type="float">
            <text:p>22,95081967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46" calcext:value-type="float">
            <text:p>46</text:p>
          </table:table-cell>
          <table:table-cell office:value-type="float" office:value="3.03030303030303" calcext:value-type="float">
            <text:p>3,03030303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.2352941176471" calcext:value-type="float">
            <text:p>48,2352941176</text:p>
          </table:table-cell>
          <table:table-cell table:style-name="Default" office:value-type="float" office:value="1.86046511627907" calcext:value-type="float">
            <text:p>1,8604651163</text:p>
          </table:table-cell>
          <table:table-cell table:style-name="Default" office:value-type="float" office:value="0.568181818181818" calcext:value-type="float">
            <text:p>0,568181818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33.3333333333333" calcext:value-type="float">
            <text:p>33,3333333333</text:p>
          </table:table-cell>
          <table:table-cell office:value-type="float" office:value="1.36986301369863" calcext:value-type="float">
            <text:p>1,36986301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2.8070175438596" calcext:value-type="float">
            <text:p>22,807017543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2.2360248447205" calcext:value-type="float">
            <text:p>42,2360248447</text:p>
          </table:table-cell>
          <table:table-cell table:style-name="Default" office:value-type="float" office:value="1.82232346241458" calcext:value-type="float">
            <text:p>1,8223234624</text:p>
          </table:table-cell>
          <table:table-cell table:style-name="Default" office:value-type="float" office:value="0.584795321637427" calcext:value-type="float">
            <text:p>0,5847953216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30.7692307692308" calcext:value-type="float">
            <text:p>30,7692307692</text:p>
          </table:table-cell>
          <table:table-cell office:value-type="float" office:value="1.35135135135135" calcext:value-type="float">
            <text:p>1,35135135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1.0526315789474" calcext:value-type="float">
            <text:p>21,052631578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9.1025641025641" calcext:value-type="float">
            <text:p>39,1025641026</text:p>
          </table:table-cell>
          <table:table-cell table:style-name="Default" office:value-type="float" office:value="1.8018018018018" calcext:value-type="float">
            <text:p>1,8018018018</text:p>
          </table:table-cell>
          <table:table-cell table:style-name="Default" office:value-type="float" office:value="0.602409638554217" calcext:value-type="float">
            <text:p>0,6024096386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24.3589743589744" calcext:value-type="float">
            <text:p>24,358974359</text:p>
          </table:table-cell>
          <table:table-cell office:value-type="float" office:value="1.35135135135135" calcext:value-type="float">
            <text:p>1,35135135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.9090909090909" calcext:value-type="float">
            <text:p>10,909090909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7.0860927152318" calcext:value-type="float">
            <text:p>37,0860927152</text:p>
          </table:table-cell>
          <table:table-cell table:style-name="Default" office:value-type="float" office:value="1.33630289532294" calcext:value-type="float">
            <text:p>1,3363028953</text:p>
          </table:table-cell>
          <table:table-cell table:style-name="Default" office:value-type="float" office:value="0.641025641025641" calcext:value-type="float">
            <text:p>0,64102564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18.0555555555556" calcext:value-type="float">
            <text:p>18,0555555556</text:p>
          </table:table-cell>
          <table:table-cell office:value-type="float" office:value="0.87719298245614" calcext:value-type="float">
            <text:p>0,87719298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5.5704697986577" calcext:value-type="float">
            <text:p>35,5704697987</text:p>
          </table:table-cell>
          <table:table-cell table:style-name="Default" office:value-type="float" office:value="1.55210643015521" calcext:value-type="float">
            <text:p>1,5521064302</text:p>
          </table:table-cell>
          <table:table-cell table:style-name="Default" office:value-type="float" office:value="0.680272108843537" calcext:value-type="float">
            <text:p>0,680272108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15.7142857142857" calcext:value-type="float">
            <text:p>15,71428571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.25" calcext:value-type="float">
            <text:p>6,2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1.6546762589928" calcext:value-type="float">
            <text:p>31,654676259</text:p>
          </table:table-cell>
          <table:table-cell table:style-name="Default" office:value-type="float" office:value="1.30151843817787" calcext:value-type="float">
            <text:p>1,3015184382</text:p>
          </table:table-cell>
          <table:table-cell table:style-name="Default" office:value-type="float" office:value="0.694444444444444" calcext:value-type="float">
            <text:p>0,6944444444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7.8125" calcext:value-type="float">
            <text:p>7,81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.66666666666667" calcext:value-type="float">
            <text:p>6,666666666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7.4074074074074" calcext:value-type="float">
            <text:p>27,4074074074</text:p>
          </table:table-cell>
          <table:table-cell table:style-name="Default" office:value-type="float" office:value="1.29032258064516" calcext:value-type="float">
            <text:p>1,2903225806</text:p>
          </table:table-cell>
          <table:table-cell table:style-name="Default" office:value-type="float" office:value="0.709219858156028" calcext:value-type="float">
            <text:p>0,709219858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6.66666666666667" calcext:value-type="float">
            <text:p>6,666666666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.97674418604651" calcext:value-type="float">
            <text:p>6,97674418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1.28205128205128" calcext:value-type="float">
            <text:p>1,282051282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5.08474576271187" calcext:value-type="float">
            <text:p>5,08474576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.31707317073171" calcext:value-type="float">
            <text:p>7,317073170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5.1968503937008" calcext:value-type="float">
            <text:p>25,1968503937</text:p>
          </table:table-cell>
          <table:table-cell table:style-name="Default" office:value-type="float" office:value="1.05708245243129" calcext:value-type="float">
            <text:p>1,05708245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5.45454545454545" calcext:value-type="float">
            <text:p>5,454545454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.12820512820513" calcext:value-type="float">
            <text:p>5,128205128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.0769230769231" calcext:value-type="float">
            <text:p>23,0769230769</text:p>
          </table:table-cell>
          <table:table-cell table:style-name="Default" office:value-type="float" office:value="1.0351966873706" calcext:value-type="float">
            <text:p>1,035196687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5.66037735849057" calcext:value-type="float">
            <text:p>5,660377358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1.9298245614035" calcext:value-type="float">
            <text:p>21,9298245614</text:p>
          </table:table-cell>
          <table:table-cell table:style-name="Default" office:value-type="float" office:value="0.823045267489712" calcext:value-type="float">
            <text:p>0,82304526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5.66037735849057" calcext:value-type="float">
            <text:p>5,660377358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9.0909090909091" calcext:value-type="float">
            <text:p>19,0909090909</text:p>
          </table:table-cell>
          <table:table-cell table:style-name="Default" office:value-type="float" office:value="0.816326530612245" calcext:value-type="float">
            <text:p>0,8163265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4.08163265306123" calcext:value-type="float">
            <text:p>4,081632653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7.5925925925926" calcext:value-type="float">
            <text:p>17,5925925926</text:p>
          </table:table-cell>
          <table:table-cell table:style-name="Default" office:value-type="float" office:value="0.813008130081301" calcext:value-type="float">
            <text:p>0,813008130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4.44444444444445" calcext:value-type="float">
            <text:p>4,44444444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.8316831683168" calcext:value-type="float">
            <text:p>16,8316831683</text:p>
          </table:table-cell>
          <table:table-cell table:style-name="Default" office:value-type="float" office:value="0.801603206412826" calcext:value-type="float">
            <text:p>0,801603206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4.76190476190476" calcext:value-type="float">
            <text:p>4,76190476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5.3061224489796" calcext:value-type="float">
            <text:p>15,306122449</text:p>
          </table:table-cell>
          <table:table-cell table:style-name="Default" office:value-type="float" office:value="0.796812749003984" calcext:value-type="float">
            <text:p>0,7968127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2.63157894736842" calcext:value-type="float">
            <text:p>2,631578947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2.3595505617978" calcext:value-type="float">
            <text:p>12,3595505618</text:p>
          </table:table-cell>
          <table:table-cell table:style-name="Default" office:value-type="float" office:value="0.587084148727984" calcext:value-type="float">
            <text:p>0,58708414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2.94117647058824" calcext:value-type="float">
            <text:p>2,941176470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1.6883116883117" calcext:value-type="float">
            <text:p>11,6883116883</text:p>
          </table:table-cell>
          <table:table-cell table:style-name="Default" office:value-type="float" office:value="0.573613766730402" calcext:value-type="float">
            <text:p>0,573613766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3.125" calcext:value-type="float">
            <text:p>3,1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.33333333333333" calcext:value-type="float">
            <text:p>9,3333333333</text:p>
          </table:table-cell>
          <table:table-cell table:style-name="Default" office:value-type="float" office:value="0.571428571428571" calcext:value-type="float">
            <text:p>0,57142857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3.125" calcext:value-type="float">
            <text:p>3,1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.16666666666667" calcext:value-type="float">
            <text:p>4,1666666667</text:p>
          </table:table-cell>
          <table:table-cell table:style-name="Default" office:value-type="float" office:value="0.757575757575758" calcext:value-type="float">
            <text:p>0,757575757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office:value-type="float" office:value="3.33333333333333" calcext:value-type="float">
            <text:p>3,33333333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.54545454545455" calcext:value-type="float">
            <text:p>4,5454545455</text:p>
          </table:table-cell>
          <table:table-cell table:style-name="Default" office:value-type="float" office:value="0.561797752808989" calcext:value-type="float">
            <text:p>0,56179775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03030303030303" calcext:value-type="float">
            <text:p>3,0303030303</text:p>
          </table:table-cell>
          <table:table-cell table:style-name="Default" office:value-type="float" office:value="0.561797752808989" calcext:value-type="float">
            <text:p>0,56179775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66666666666667" calcext:value-type="float">
            <text:p>1,6666666667</text:p>
          </table:table-cell>
          <table:table-cell table:style-name="Default" office:value-type="float" office:value="0.555555555555556" calcext:value-type="float">
            <text:p>0,555555555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92307692307692" calcext:value-type="float">
            <text:p>1,9230769231</text:p>
          </table:table-cell>
          <table:table-cell table:style-name="Default" office:value-type="float" office:value="0.547445255474453" calcext:value-type="float">
            <text:p>0,547445255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.22222222222222" calcext:value-type="float">
            <text:p>2,2222222222</text:p>
          </table:table-cell>
          <table:table-cell table:style-name="Default" office:value-type="float" office:value="0.540540540540541" calcext:value-type="float">
            <text:p>0,54054054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.56410256410256" calcext:value-type="float">
            <text:p>2,5641025641</text:p>
          </table:table-cell>
          <table:table-cell table:style-name="Default" office:value-type="float" office:value="0.35650623885918" calcext:value-type="float">
            <text:p>0,35650623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76056338028169" calcext:value-type="float">
            <text:p>0,1760563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02:13:05.0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1:32:44.480000000</meta:creation-date>
    <dc:date>2017-04-02T10:59:25.900000000</dc:date>
    <meta:editing-duration>P1DT8H37M29S</meta:editing-duration>
    <meta:editing-cycles>16</meta:editing-cycles>
    <meta:generator>LibreOffice/5.1.1.3$Windows_x86 LibreOffice_project/89f508ef3ecebd2cfb8e1def0f0ba9a803b88a6d</meta:generator>
    <meta:document-statistic meta:table-count="1" meta:cell-count="930" meta:object-count="0"/>
  </office:meta>
</office:document-meta>
</file>